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oulbeLinkedListMemoryCache.getKey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ratorWrapper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ulbeLinkedListMemoryCache.creat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ulbeLinkedListMemoryCache.initialize( CompositeCache h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ratorWrapp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ulbeLinkedListMemoryCache.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oulbeLinkedListMemoryCache.addFirst( ICacheElement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ratorWrapp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ulbeLinkedListMemoryCache.spoolIfNeede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DoulbeLinkedListMemoryCache.remove( Serializable key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AbstractDoulbeLinkedListMemoryCache.ge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ulbeLinkedListMemoryCache.spoolLastElemen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MapEntryWrapper.MapEntryWrapper( Map . Entry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ulbeLinkedListMemoryCache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apEntryWrapper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Wrapp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Wrapp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ulbeLinkedListMemoryCache.freeElements( int numberToFre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DoulbeLinkedListMemoryCache.verifyCache( Serializable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apEntryWrapp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ulbeLinkedListMemoryCache.addLast( ICacheElement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oulbeLinkedListMemoryCache.dump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ratorWrapp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ulbeLinkedListMemoryCache.dumpCach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ulbeLinkedListMemoryCache.update( ICacheElement 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teratorWrapp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Wrapper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oulbeLinkedListMemoryCache.dumpCacheEnt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DoulbeLinkedListMemoryCache.get( Serializable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IteratorWrapper.IteratorWrapper( Map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ulbeLinkedListMemoryCache.verifyCach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80">
            <text:p text:style-name="Table_20_Contents">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